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B8700009698000054AB70D21C99.svg" manifest:media-type=""/>
  <manifest:file-entry manifest:full-path="Pictures/1000000000000280000002013A3110B0.jpg" manifest:media-type=""/>
  <manifest:file-entry manifest:full-path="Pictures/10000201000003AF000002123A988FB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notes">
      <style:graphic-properties draw:fill-color="#ffffff" draw:auto-grow-height="true" fo:min-height="14cm"/>
    </style:style>
    <style:style style:name="P1" style:family="paragraph">
      <style:text-properties style:font-name="Comic Sans MS"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style:font-name="Comic Sans M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2cm" svg:height="3.467cm" svg:x="1.4cm" svg:y="0.8cm" presentation:class="title">
          <draw:text-box>
            <text:p text:style-name="P1"><text:span text:style-name="T1">The School of the Lord – Learn Christ</text:span></text:p>
          </draw:text-box>
        </draw:frame>
        <draw:frame draw:style-name="gr1" draw:text-style-name="P2" draw:layer="layout" svg:width="16.932cm" svg:height="13.572cm" svg:x="5.668cm" svg:y="4.3cm">
          <draw:image xlink:href="Pictures/1000000000000280000002013A3110B0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201000003AF000002123A988FB6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die </meta:initial-creator>
    <meta:creation-date>2014-03-15T19:55:01.923734379</meta:creation-date>
    <dc:date>2014-03-23T08:41:10.453136625</dc:date>
    <dc:creator>Eddie </dc:creator>
    <meta:editing-duration>P7DT12H41M1S</meta:editing-duration>
    <meta:editing-cycles>2</meta:editing-cycles>
    <meta:generator>LibreOffice/4.1.3.2$Linux_x86 LibreOffice_project/410m0$Build-2</meta:generator>
    <meta:document-statistic meta:object-count="37"/>
  </office:meta>
</office:document-meta>
</file>